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fo:font-variant="small-caps" fo:color="#000000" style:font-name="Verdana" fo:font-size="12pt" style:font-size-asian="12pt" style:font-name-complex="Verdana1" style:font-size-complex="12pt"/>
    </style:style>
    <style:style style:name="P4" style:family="paragraph" style:parent-style-name="Heading_20_1" style:list-style-name="WWNum1"/>
    <style:style style:name="P5" style:family="paragraph" style:parent-style-name="Heading_20_1" style:list-style-name="WWNum1">
      <style:paragraph-properties fo:margin-top="0in" fo:margin-bottom="0in" loext:contextual-spacing="false"/>
    </style:style>
    <style:style style:name="P6" style:family="paragraph" style:parent-style-name="Heading_20_7" style:list-style-name="WWNum1"/>
    <style:style style:name="P7" style:family="paragraph" style:parent-style-name="Normal_20__28_Web_29_">
      <style:paragraph-properties fo:margin-top="0in" fo:margin-bottom="0in" loext:contextual-spacing="false"/>
    </style:style>
    <style:style style:name="P8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1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2" style:family="paragraph" style:parent-style-name="Footer">
      <style:paragraph-properties fo:margin-left="0in" fo:margin-right="0.25in" fo:text-indent="0in" style:auto-text-indent="false"/>
    </style:style>
    <style:style style:name="P13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4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style:font-size-asian="10pt" style:font-name-complex="Verdana1" style:font-size-complex="10pt"/>
    </style:style>
    <style:style style:name="T6" style:family="text">
      <style:text-properties fo:color="#000000" style:font-name="Verdana" fo:font-size="12pt" style:font-name-asian="Verdana1" style:font-size-asian="12pt" style:font-name-complex="Verdana1" style:font-size-complex="12pt"/>
    </style:style>
    <style:style style:name="T7" style:family="text">
      <style:text-properties fo:color="#000000" style:font-name="Verdana" fo:font-size="12pt" style:font-size-asian="12pt" style:font-name-complex="Verdana1" style:font-size-complex="12pt"/>
    </style:style>
    <style:style style:name="T8" style:family="text">
      <style:text-properties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T9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0" style:family="text">
      <style:text-properties fo:color="#000000" fo:font-size="13.5pt" style:font-size-asian="13.5pt" style:font-size-complex="13.5pt"/>
    </style:style>
    <style:style style:name="T11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2" style:family="text">
      <style:text-properties fo:font-variant="small-caps"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T13" style:family="text">
      <style:text-properties fo:font-variant="small-caps"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4" style:family="text">
      <style:text-properties fo:font-variant="small-caps" fo:color="#000000" style:font-name="Verdana" fo:font-weight="bold" style:font-weight-asian="bold" style:font-name-complex="Verdana1"/>
    </style:style>
    <style:style style:name="T15" style:family="text">
      <style:text-properties fo:font-variant="small-caps" fo:color="#000000" style:font-name="Verdana" style:font-name-complex="Verdana1"/>
    </style:style>
    <style:style style:name="T16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7" style:family="text">
      <style:text-properties style:font-name="Verdana" fo:font-size="12pt" style:font-size-asian="12pt" style:font-name-complex="Verdana1" style:font-size-complex="12pt"/>
    </style:style>
    <style:style style:name="T18" style:family="text">
      <style:text-properties style:font-name="Verdana" fo:font-size="10pt" style:font-size-asian="10pt" style:font-name-complex="Verdana1" style:font-size-complex="10pt"/>
    </style:style>
    <style:style style:name="T19" style:family="text">
      <style:text-properties style:use-window-font-color="true"/>
    </style:style>
    <style:style style:name="T20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66in" fo:min-width="0.0791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/>
      <text:p text:style-name="Text_20_body"/>
      <text:p text:style-name="Text_20_body"/>
      <text:p text:style-name="Text_20_body"/>
      <text:p text:style-name="Text_20_body"/>
      <text:p text:style-name="Título3">ENUNCIADO DEL ALCANCE DEL PROYECTO</text:p>
      <text:p text:style-name="P1"/>
      <text:list xml:id="list3746099113" text:style-name="WWNum1">
        <text:list-item>
          <text:h text:style-name="P4" text:outline-level="1"><text:bookmark-start text:name="__RefHeading___Toc239_1087312127"/><text:span text:style-name="notranslate"><text:span text:style-name="T1">PROYECTO: </text:span></text:span><text:bookmark-end text:name="__RefHeading___Toc239_1087312127"/></text:h>
        </text:list-item>
      </text:list>
      <text:p text:style-name="P7"/>
      <text:p text:style-name="P7"><text:span text:style-name="notranslate"><text:span text:style-name="T2">Fecha: </text:span></text:span></text:p>
      <text:p text:style-name="P7"><text:span text:style-name="notranslate"><text:span text:style-name="T3"><text:line-break/>Autor: 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155159880978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soft-page-break/><text:span text:style-name="notranslate"><text:span text:style-name="T6"><text:s/></text:span></text:span><text:span text:style-name="notranslate"><text:span text:style-name="T7">Versión Control Chart: </text:span>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notranslate"><text:span text:style-name="T4">${Version_control_chart}</text:span></text:span></text:p>
      <text:p text:style-name="P10"/>
      <text:p text:style-name="TOA_20_Heading">Tabla de Contenidos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<text:a xlink:type="simple" xlink:href="#__RefHeading___Toc239_1087312127" text:style-name="Index_20_Link" text:visited-style-name="Index_20_Link"><text:span text:style-name="T1">PROYECTO:</text:span></text:a><text:a xlink:type="simple" xlink:href="#__RefHeading___Toc239_1087312127" text:style-name="Index_20_Link" text:visited-style-name="Index_20_Link"><text:tab/>1</text:a></text:p>
          <text:p text:style-name="Contents_20_1"><text:a xlink:type="simple" xlink:href="#__RefHeading___Toc656_1087312127" text:style-name="Index_20_Link" text:visited-style-name="Index_20_Link">I- INTRODUCCIÓN<text:tab/>3</text:a></text:p>
          <text:p text:style-name="Contents_20_1"><text:a xlink:type="simple" xlink:href="#__RefHeading___Toc1369_1087312127" text:style-name="Index_20_Link" text:visited-style-name="Index_20_Link">II- PROPÓSITO Y JUSTIFICACIÓN DEL PROYECTO<text:tab/>3</text:a></text:p>
          <text:p text:style-name="Contents_20_1"><text:a xlink:type="simple" xlink:href="#__RefHeading___Toc1371_1087312127" text:style-name="Index_20_Link" text:visited-style-name="Index_20_Link">III- CARACTERISTICAS DEL PRODUCTO/SERVICIO<text:tab/>3</text:a></text:p>
          <text:p text:style-name="Contents_20_1"><text:a xlink:type="simple" xlink:href="#__RefHeading___Toc1377_1087312127" text:style-name="Index_20_Link" text:visited-style-name="Index_20_Link">IV- REQUISITOS DE ALTO NIVEL<text:tab/>3</text:a></text:p>
          <text:p text:style-name="Contents_20_1"><text:a xlink:type="simple" xlink:href="#__RefHeading___Toc1379_1087312127" text:style-name="Index_20_Link" text:visited-style-name="Index_20_Link">V- ALCANCE<text:tab/>3</text:a></text:p>
          <text:p text:style-name="Contents_20_1"><text:a xlink:type="simple" xlink:href="#__RefHeading___Toc1385_1087312127" text:style-name="Index_20_Link" text:visited-style-name="Index_20_Link">VI- ESTRATEGIA<text:tab/>3</text:a></text:p>
          <text:p text:style-name="Contents_20_1"><text:a xlink:type="simple" xlink:href="#__RefHeading___Toc1389_1087312127" text:style-name="Index_20_Link" text:visited-style-name="Index_20_Link">VII- ENTREGABLES<text:tab/>4</text:a></text:p>
          <text:p text:style-name="Contents_20_1"><text:a xlink:type="simple" xlink:href="#__RefHeading___Toc121_1087312127" text:style-name="Index_20_Link" text:visited-style-name="Index_20_Link">VIII- CRITERIOS DE ACEPTACIÓN<text:tab/>4</text:a></text:p>
          <text:p text:style-name="Contents_20_1"><text:a xlink:type="simple" xlink:href="#__RefHeading___Toc123_1087312127" text:style-name="Index_20_Link" text:visited-style-name="Index_20_Link">IX- RESTRICCIONES<text:tab/>4</text:a></text:p>
          <text:p text:style-name="Contents_20_1"><text:a xlink:type="simple" xlink:href="#__RefHeading___Toc125_1087312127" text:style-name="Index_20_Link" text:visited-style-name="Index_20_Link">X- SUPUESTOS<text:tab/>5</text:a></text:p>
          <text:p text:style-name="Contents_20_1"><text:a xlink:type="simple" xlink:href="#__RefHeading___Toc127_1087312127" text:style-name="Index_20_Link" text:visited-style-name="Index_20_Link">XI- COSTO ESTIMADO<text:tab/>5</text:a></text:p>
          <text:p text:style-name="Contents_20_1"><text:a xlink:type="simple" xlink:href="#__RefHeading___Toc243_1087312127" text:style-name="Index_20_Link" text:visited-style-name="Index_20_Link">XII- ANÁLISIS COSTO BENEFICIO<text:tab/>5</text:a></text:p>
          <text:p text:style-name="Contents_20_1"><text:a xlink:type="simple" xlink:href="#__RefHeading___Toc133_1087312127" text:style-name="Index_20_Link" text:visited-style-name="Index_20_Link">XIII- APROBACIÓN DEL PATROCINANTE DEL PROYECTO:<text:tab/>6</text:a></text:p>
          <text:list xml:id="list191551663069833" text:continue-numbering="true" text:style-name="WWNum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6" text:outline-level="7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index-body>
      </text:table-of-content>
      <text:p text:style-name="Text_20_body"/>
      <text:list xml:id="list19155114975917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><text:soft-page-break/></text:h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4" text:outline-level="1"/>
        </text:list-item>
        <text:list-item>
          <text:h text:style-name="P4" text:outline-level="1"/>
        </text:list-item>
        <text:list-item>
          <text:h text:style-name="P4" text:outline-level="1"/>
        </text:list-item>
        <text:list-item>
          <text:h text:style-name="P4" text:outline-level="1"/>
        </text:list-item>
        <text:list-item>
          <text:h text:style-name="P4" text:outline-level="1"><text:span text:style-name="notranslate">I- INTRODUCCIÓN</text:span></text:h>
        </text:list-item>
        <text:list-item>
          <text:h text:style-name="P4" text:outline-level="1"><text:span text:style-name="notranslate"><text:span text:style-name="T4">${Introduccion[[ta]]}</text:span></text:span></text:h>
        </text:list-item>
        <text:list-item>
          <text:h text:style-name="P4" text:outline-level="1"><text:span text:style-name="notranslate"><text:line-break/>II- PROPÓSITO Y JUSTIFICACIÓN DEL PROYECTO</text:span></text:h>
        </text:list-item>
      </text:list>
      <text:p text:style-name="Text_20_body"><text:span text:style-name="notranslate">${Proposito[[ta]]}</text:span></text:p>
      <text:p text:style-name="Text_20_body"><text:span text:style-name="notranslate"><text:span text:style-name="T11"><text:line-break/></text:span></text:span><text:span text:style-name="notranslate"><text:span text:style-name="T12">III- CARACTERISTICAS DEL PRODUCTO/SERVICIO</text:span></text:span></text:p>
      <text:p text:style-name="Text_20_body"><text:span text:style-name="notranslate"><text:span text:style-name="T12">${Caracteristicas[[ta]]}</text:span></text:span><text:span text:style-name="notranslate"><text:span text:style-name="T16"><text:line-break/></text:span></text:span></text:p>
      <text:list xml:id="list191551136790400" text:continue-numbering="true" text:style-name="WWNum1">
        <text:list-item>
          <text:h text:style-name="P4" text:outline-level="1"><text:bookmark-start text:name="__RefHeading___Toc1377_1087312127"/><text:span text:style-name="T8">IV- </text:span><text:span text:style-name="notranslate"><text:span text:style-name="T12">REQUISITOS DE ALTO NIVEL</text:span></text:span><text:bookmark-end text:name="__RefHeading___Toc1377_1087312127"/></text:h>
        </text:list-item>
      </text:list>
      <text:p text:style-name="Text_20_body"><text:span text:style-name="notranslate"><text:span text:style-name="T13">${Requisitos_alto_nivel[[ta]]}</text:span></text:span></text:p>
      <text:list xml:id="list191551586994456" text:continue-numbering="true" text:style-name="WWNum1">
        <text:list-item>
          <text:h text:style-name="P4" text:outline-level="1"><text:bookmark-start text:name="__RefHeading___Toc1379_1087312127"/><text:span text:style-name="notranslate">V- ALCANCE</text:span><text:bookmark-end text:name="__RefHeading___Toc1379_1087312127"/></text:h>
        </text:list-item>
      </text:list>
      <text:p text:style-name="Text_20_body"><text:span text:style-name="notranslate">${Alcance[[ta]]}</text:span></text:p>
      <text:list xml:id="list191550668460304" text:continue-numbering="true" text:style-name="WWNum1">
        <text:list-item>
          <text:h text:style-name="P4" text:outline-level="1"><text:bookmark-start text:name="__RefHeading___Toc1385_1087312127"/><text:span text:style-name="notranslate"><text:span text:style-name="T14">VI- ESTRATEGIA</text:span></text:span><text:bookmark-end text:name="__RefHeading___Toc1385_1087312127"/></text:h>
        </text:list-item>
      </text:list>
      <text:p text:style-name="Normal_20__28_Web_29_"><text:span text:style-name="notranslate"><text:span text:style-name="T14">${Estrategia[[ta]]}</text:span></text:span></text:p>
      <text:p text:style-name="Normal_20__28_Web_29_"><text:span text:style-name="notranslate"><text:span text:style-name="T15"><text:line-break/></text:span></text:span><text:span text:style-name="notranslate"><text:span text:style-name="T14">VII- ENTREGABLES</text:span></text:span></text:p>
      <text:p text:style-name="Normal_20__28_Web_29_"><text:soft-page-break/><text:span text:style-name="notranslate"><text:span text:style-name="T13">${entregables[[metagrid]]}</text:span></text:span></text:p>
      <text:list xml:id="list191552088915215" text:continue-numbering="true" text:style-name="WWNum1">
        <text:list-item>
          <text:h text:style-name="P5" text:outline-level="1"><text:bookmark-start text:name="__RefHeading___Toc121_1087312127"/><text:span text:style-name="notranslate"><text:span text:style-name="T11">VIII- CRITERIOS <text:s/>DE <text:s/>ACEPTACIÓN</text:span></text:span><text:bookmark-end text:name="__RefHeading___Toc121_1087312127"/></text:h>
        </text:list-item>
      </text:list>
      <text:p text:style-name="P3"><text:span text:style-name="notranslate"/></text:p>
      <text:p text:style-name="P2"><text:span text:style-name="notranslate"><text:span text:style-name="T11">${Criterios_de_aceptacion[[ta]]}</text:span></text:span></text:p>
      <text:list xml:id="list191551997586312" text:continue-numbering="true" text:style-name="WWNum1">
        <text:list-item>
          <text:h text:style-name="P4" text:outline-level="1"><text:bookmark-start text:name="__RefHeading___Toc123_1087312127"/><text:span text:style-name="notranslate"><text:span text:style-name="T11"><text:line-break/>IX- RESTRICCIONES</text:span></text:span><text:bookmark-end text:name="__RefHeading___Toc123_1087312127"/></text:h>
        </text:list-item>
      </text:list>
      <text:p text:style-name="Text_20_body"><text:span text:style-name="notranslate"><text:span text:style-name="T11">${Restricciones[[ta]]}</text:span></text:span></text:p>
      <text:list xml:id="list191550393247510" text:continue-numbering="true" text:style-name="WWNum1">
        <text:list-item>
          <text:h text:style-name="P4" text:outline-level="1"><text:bookmark-start text:name="__RefHeading___Toc125_1087312127"/><text:span text:style-name="notranslate">X- SUPUESTOS</text:span><text:bookmark-end text:name="__RefHeading___Toc125_1087312127"/></text:h>
        </text:list-item>
      </text:list>
      <text:p text:style-name="Text_20_body"><text:span text:style-name="notranslate">${Supuestos[[ta]]}</text:span></text:p>
      <text:list xml:id="list191552497164604" text:continue-numbering="true" text:style-name="WWNum1">
        <text:list-item>
          <text:h text:style-name="P4" text:outline-level="1"><text:span text:style-name="notranslate"><text:span text:style-name="T11"><text:line-break/>XI- </text:span></text:span><text:span text:style-name="notranslate"><text:span text:style-name="T17">COSTO ESTIMADO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" text:outline-level="7"><text:span text:style-name="notranslate"><text:span text:style-name="T18">A continuación, se presentan los costos estimados del proyecto.<text:line-break/>A medida que se avance en el mismo, esta estimación se podría ir modificando y se ira comunicando a los interesados correspondientes:</text:span>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ormal_20__28_Web_29_"><text:span text:style-name="notranslate">${Costo_estimado[[metagrid]]}</text:span></text:p>
      <text:list xml:id="list191552198052356" text:continue-numbering="true" text:style-name="WWNum1">
        <text:list-item>
          <text:h text:style-name="P4" text:outline-level="1"><text:bookmark-start text:name="__RefHeading___Toc243_1087312127"/><text:span text:style-name="notranslate"><text:span text:style-name="T11">XII- ANÁLISIS</text:span></text:span><text:span text:style-name="notranslate"><text:span text:style-name="T17"> COSTO BENEFICIO</text:span></text:span><text:bookmark-end text:name="__RefHeading___Toc243_1087312127"/></text:h>
        </text:list-item>
      </text:list>
      <text:p text:style-name="Text_20_body"><text:span text:style-name="notranslate"><text:span text:style-name="T17">${Costo_beneficio[[metagrid]]}</text:span></text:span></text:p>
      <text:list xml:id="list191550611907033" text:continue-numbering="true" text:style-name="WWNum1">
        <text:list-item>
          <text:h text:style-name="P4" text:outline-level="1"><text:bookmark-start text:name="__RefHeading___Toc133_1087312127"/><text:span text:style-name="T10"><text:line-break/></text:span><text:span text:style-name="T7">XIII- APROBACIÓN DEL PATROCINANTE DEL PROYECTO:</text:span><text:bookmark-end text:name="__RefHeading___Toc133_1087312127"/></text:h>
        </text:list-item>
      </text:list>
      <text:p text:style-name="P7"><text:span text:style-name="T5">Los patrocinantes aquí detallados dan conformidad al entendimiento de este documento y al firmar indican la aprobación del alcance del proyecto:<text:line-break/></text:span></text:p>
      <text:p text:style-name="P7"><text:span text:style-name="T5">${Aprobacion_patrocinante_proyecto[[metagrid]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letter-kerning="true" style:font-size-asian="12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default-outline-level="7" style:class="text">
      <style:paragraph-properties fo:margin-top="0.0417in" fo:margin-bottom="0.0417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font-size-asian="12pt" style:font-weight-asian="bold" style:font-name-complex="Verdana1" style:font-family-complex="Verdana" style:font-family-generic-complex="system" style:font-pitch-complex="variable" style:font-size-complex="11pt" style:font-weight-complex="bold"/>
    </style:style>
    <style:style style:name="Heading_20_8" style:display-name="Heading 8" style:family="paragraph" style:default-outline-level="8" style:list-style-name="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 style:writing-mode="lr-tb"/>
      <style:text-properties style:font-name="Verdana" fo:font-family="Verdana" style:font-family-generic="roman" style:font-pitch="variable" fo:font-size="12pt" fo:font-weight="bold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ido_20_del_20_marco" style:display-name="Contenido del marco" style:family="paragraph" style:parent-style-name="Standard" style:default-outline-level=""/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del_20_índice_20_de_20_usuario" style:display-name="Título del índice de usuario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font-size="8pt" style:font-size-asian="8pt" style:font-size-complex="8pt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use-window-font-color="true"/>
    </style:style>
    <style:style style:name="MT2" style:family="text">
      <style:text-properties fo:font-size="8pt" style:font-size-asian="8pt" style:font-size-complex="8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66in" fo:min-width="0.0791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7" draw:style-name="Mgr1" draw:text-style-name="MP2" svg:width="0.7295in" svg:height="0.7295in"><draw:image xlink:href="Pictures/10000000000000E1000000E1C3872D108EB0E561.png" xlink:type="simple" xlink:show="embed" xlink:actuate="onLoad"><text:p/></draw:image></draw:frame></text:p>
      </style:header>
      <style:footer>
        <text:p text:style-name="MP3"><draw:custom-shape text:anchor-type="paragraph" draw:z-index="3" draw:name="Marco1" draw:style-name="Mgr2" draw:text-style-name="MP4" svg:width="0.0815in" svg:height="0.1894in" svg:x="7.0028in" svg:y="0.0008in"><text:p text:style-name="Footer"><text:span text:style-name="Número_20_de_20_página"><text:span text:style-name="MT1"><text:page-number text:select-page="current">4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2">@Copyright 2017-2018, TaskControl PMS . All Rights Reserved. Reproduction without permission is prohibited. <text:s text:c="2"/></text:span>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4:21</meta:creation-date>
    <dc:language>es-CL</dc:language>
    <dc:date>2020-06-26T21:27:48</dc:date>
    <meta:editing-cycles>59</meta:editing-cycles>
    <dc:title>Caso de negocio</dc:title>
    <meta:editing-duration>PT55M</meta:editing-duration>
    <meta:generator>LibreOffice/6.0.7.3$Linux_X86_64 LibreOffice_project/00m0$Build-3</meta:generator>
    <meta:document-statistic meta:table-count="0" meta:image-count="0" meta:object-count="0" meta:page-count="4" meta:paragraph-count="52" meta:word-count="197" meta:character-count="1617" meta:non-whitespace-character-count="1430"/>
    <meta:template xlink:type="simple" xlink:actuate="onRequest" xlink:title="Normal" xlink:href=""/>
  </office:meta>
</office:document-meta>
</file>